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70391666667" calcext:value-type="float">
            <text:p>2.2787</text:p>
          </table:table-cell>
          <table:table-cell office:value-type="float" office:value="2.42650516666667" calcext:value-type="float">
            <text:p>2.42651</text:p>
          </table:table-cell>
          <table:table-cell office:value-type="float" office:value="4.584232" calcext:value-type="float">
            <text:p>4.584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85895" calcext:value-type="float">
            <text:p>2.27859</text:p>
          </table:table-cell>
          <table:table-cell office:value-type="float" office:value="2.39070366666667" calcext:value-type="float">
            <text:p>2.3907</text:p>
          </table:table-cell>
          <table:table-cell office:value-type="float" office:value="4.357097" calcext:value-type="float">
            <text:p>4.35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64975" calcext:value-type="float">
            <text:p>2.25165</text:p>
          </table:table-cell>
          <table:table-cell office:value-type="float" office:value="2.3409685" calcext:value-type="float">
            <text:p>2.34097</text:p>
          </table:table-cell>
          <table:table-cell office:value-type="float" office:value="3.886965" calcext:value-type="float">
            <text:p>3.886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564383333333" calcext:value-type="float">
            <text:p>2.19564</text:p>
          </table:table-cell>
          <table:table-cell office:value-type="float" office:value="2.33651925" calcext:value-type="float">
            <text:p>2.33652</text:p>
          </table:table-cell>
          <table:table-cell office:value-type="float" office:value="3.132361" calcext:value-type="float">
            <text:p>3.132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454575" calcext:value-type="float">
            <text:p>2.20455</text:p>
          </table:table-cell>
          <table:table-cell office:value-type="float" office:value="2.31915158333333" calcext:value-type="float">
            <text:p>2.31915</text:p>
          </table:table-cell>
          <table:table-cell office:value-type="float" office:value="3.062899" calcext:value-type="float">
            <text:p>3.06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679116666667" calcext:value-type="float">
            <text:p>2.17679</text:p>
          </table:table-cell>
          <table:table-cell office:value-type="float" office:value="2.31881283333333" calcext:value-type="float">
            <text:p>2.31881</text:p>
          </table:table-cell>
          <table:table-cell office:value-type="float" office:value="3.065064" calcext:value-type="float">
            <text:p>3.065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37608333333" calcext:value-type="float">
            <text:p>2.19738</text:p>
          </table:table-cell>
          <table:table-cell office:value-type="float" office:value="2.29545316666667" calcext:value-type="float">
            <text:p>2.29545</text:p>
          </table:table-cell>
          <table:table-cell office:value-type="float" office:value="3.74427" calcext:value-type="float">
            <text:p>3.744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24491666667" calcext:value-type="float">
            <text:p>2.24224</text:p>
          </table:table-cell>
          <table:table-cell office:value-type="float" office:value="2.29243866666667" calcext:value-type="float">
            <text:p>2.29244</text:p>
          </table:table-cell>
          <table:table-cell office:value-type="float" office:value="3.517888" calcext:value-type="float">
            <text:p>3.517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794816666667" calcext:value-type="float">
            <text:p>2.27795</text:p>
          </table:table-cell>
          <table:table-cell office:value-type="float" office:value="2.498079" calcext:value-type="float">
            <text:p>2.49808</text:p>
          </table:table-cell>
          <table:table-cell office:value-type="float" office:value="4.573805" calcext:value-type="float">
            <text:p>4.573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04016666667" calcext:value-type="float">
            <text:p>2.27304</text:p>
          </table:table-cell>
          <table:table-cell office:value-type="float" office:value="2.36545933333333" calcext:value-type="float">
            <text:p>2.36546</text:p>
          </table:table-cell>
          <table:table-cell office:value-type="float" office:value="3.516699" calcext:value-type="float">
            <text:p>3.51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67891666667" calcext:value-type="float">
            <text:p>2.19868</text:p>
          </table:table-cell>
          <table:table-cell office:value-type="float" office:value="2.26486808333333" calcext:value-type="float">
            <text:p>2.26487</text:p>
          </table:table-cell>
          <table:table-cell office:value-type="float" office:value="3.316806" calcext:value-type="float">
            <text:p>3.316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474275" calcext:value-type="float">
            <text:p>2.26474</text:p>
          </table:table-cell>
          <table:table-cell office:value-type="float" office:value="2.394189" calcext:value-type="float">
            <text:p>2.39419</text:p>
          </table:table-cell>
          <table:table-cell office:value-type="float" office:value="4.391685" calcext:value-type="float">
            <text:p>4.391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25208333333" calcext:value-type="float">
            <text:p>2.25425</text:p>
          </table:table-cell>
          <table:table-cell office:value-type="float" office:value="2.46167833333333" calcext:value-type="float">
            <text:p>2.46168</text:p>
          </table:table-cell>
          <table:table-cell office:value-type="float" office:value="4.324355" calcext:value-type="float">
            <text:p>4.324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353433333333" calcext:value-type="float">
            <text:p>2.25353</text:p>
          </table:table-cell>
          <table:table-cell office:value-type="float" office:value="2.31015516666667" calcext:value-type="float">
            <text:p>2.31016</text:p>
          </table:table-cell>
          <table:table-cell office:value-type="float" office:value="3.87846" calcext:value-type="float">
            <text:p>3.878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97783333333" calcext:value-type="float">
            <text:p>2.25298</text:p>
          </table:table-cell>
          <table:table-cell office:value-type="float" office:value="2.30500408333333" calcext:value-type="float">
            <text:p>2.305</text:p>
          </table:table-cell>
          <table:table-cell office:value-type="float" office:value="3.618758" calcext:value-type="float">
            <text:p>3.618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79066666667" calcext:value-type="float">
            <text:p>2.25279</text:p>
          </table:table-cell>
          <table:table-cell office:value-type="float" office:value="2.350279" calcext:value-type="float">
            <text:p>2.35028</text:p>
          </table:table-cell>
          <table:table-cell office:value-type="float" office:value="4.077014" calcext:value-type="float">
            <text:p>4.077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24266666667" calcext:value-type="float">
            <text:p>2.22424</text:p>
          </table:table-cell>
          <table:table-cell office:value-type="float" office:value="2.24792433333333" calcext:value-type="float">
            <text:p>2.24792</text:p>
          </table:table-cell>
          <table:table-cell office:value-type="float" office:value="3.091122" calcext:value-type="float">
            <text:p>3.091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73058333333" calcext:value-type="float">
            <text:p>2.21273</text:p>
          </table:table-cell>
          <table:table-cell office:value-type="float" office:value="2.24752808333333" calcext:value-type="float">
            <text:p>2.24753</text:p>
          </table:table-cell>
          <table:table-cell office:value-type="float" office:value="3.285929" calcext:value-type="float">
            <text:p>3.285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25225" calcext:value-type="float">
            <text:p>2.24725</text:p>
          </table:table-cell>
          <table:table-cell office:value-type="float" office:value="2.345371" calcext:value-type="float">
            <text:p>2.34537</text:p>
          </table:table-cell>
          <table:table-cell office:value-type="float" office:value="3.067323" calcext:value-type="float">
            <text:p>3.067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4195" calcext:value-type="float">
            <text:p>2.24642</text:p>
          </table:table-cell>
          <table:table-cell office:value-type="float" office:value="2.32420991666667" calcext:value-type="float">
            <text:p>2.32421</text:p>
          </table:table-cell>
          <table:table-cell office:value-type="float" office:value="3.808301" calcext:value-type="float">
            <text:p>3.80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16766666667" calcext:value-type="float">
            <text:p>2.20717</text:p>
          </table:table-cell>
          <table:table-cell office:value-type="float" office:value="2.24572058333333" calcext:value-type="float">
            <text:p>2.24572</text:p>
          </table:table-cell>
          <table:table-cell office:value-type="float" office:value="3.59163" calcext:value-type="float">
            <text:p>3.591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42333333333" calcext:value-type="float">
            <text:p>2.24042</text:p>
          </table:table-cell>
          <table:table-cell office:value-type="float" office:value="2.2728175" calcext:value-type="float">
            <text:p>2.27282</text:p>
          </table:table-cell>
          <table:table-cell office:value-type="float" office:value="3.268012" calcext:value-type="float">
            <text:p>3.268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660266666667" calcext:value-type="float">
            <text:p>2.2366</text:p>
          </table:table-cell>
          <table:table-cell office:value-type="float" office:value="2.29185266666667" calcext:value-type="float">
            <text:p>2.29185</text:p>
          </table:table-cell>
          <table:table-cell office:value-type="float" office:value="3.862999" calcext:value-type="float">
            <text:p>3.8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631525" calcext:value-type="float">
            <text:p>2.23632</text:p>
          </table:table-cell>
          <table:table-cell office:value-type="float" office:value="2.2560215" calcext:value-type="float">
            <text:p>2.25602</text:p>
          </table:table-cell>
          <table:table-cell office:value-type="float" office:value="3.101679" calcext:value-type="float">
            <text:p>3.101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51541666667" calcext:value-type="float">
            <text:p>2.23352</text:p>
          </table:table-cell>
          <table:table-cell office:value-type="float" office:value="2.25079583333333" calcext:value-type="float">
            <text:p>2.2508</text:p>
          </table:table-cell>
          <table:table-cell office:value-type="float" office:value="3.560382" calcext:value-type="float">
            <text:p>3.560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0565" calcext:value-type="float">
            <text:p>2.23306</text:p>
          </table:table-cell>
          <table:table-cell office:value-type="float" office:value="2.36973483333333" calcext:value-type="float">
            <text:p>2.36973</text:p>
          </table:table-cell>
          <table:table-cell office:value-type="float" office:value="3.51568" calcext:value-type="float">
            <text:p>3.515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925583333333" calcext:value-type="float">
            <text:p>2.22926</text:p>
          </table:table-cell>
          <table:table-cell office:value-type="float" office:value="2.28123166666667" calcext:value-type="float">
            <text:p>2.28123</text:p>
          </table:table-cell>
          <table:table-cell office:value-type="float" office:value="3.843318" calcext:value-type="float">
            <text:p>3.843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13016666667" calcext:value-type="float">
            <text:p>2.22613</text:p>
          </table:table-cell>
          <table:table-cell office:value-type="float" office:value="2.28853475" calcext:value-type="float">
            <text:p>2.28853</text:p>
          </table:table-cell>
          <table:table-cell office:value-type="float" office:value="3.632681" calcext:value-type="float">
            <text:p>3.632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19725" calcext:value-type="float">
            <text:p>2.2222</text:p>
          </table:table-cell>
          <table:table-cell office:value-type="float" office:value="2.32578683333333" calcext:value-type="float">
            <text:p>2.32579</text:p>
          </table:table-cell>
          <table:table-cell office:value-type="float" office:value="3.327421" calcext:value-type="float">
            <text:p>3.327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194166666667" calcext:value-type="float">
            <text:p>2.22194</text:p>
          </table:table-cell>
          <table:table-cell office:value-type="float" office:value="2.30983333333333" calcext:value-type="float">
            <text:p>2.30983</text:p>
          </table:table-cell>
          <table:table-cell office:value-type="float" office:value="3.526707" calcext:value-type="float">
            <text:p>3.526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112691666667" calcext:value-type="float">
            <text:p>2.22113</text:p>
          </table:table-cell>
          <table:table-cell office:value-type="float" office:value="2.278914" calcext:value-type="float">
            <text:p>2.27891</text:p>
          </table:table-cell>
          <table:table-cell office:value-type="float" office:value="3.79364" calcext:value-type="float">
            <text:p>3.793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7955" calcext:value-type="float">
            <text:p>2.2158</text:p>
          </table:table-cell>
          <table:table-cell office:value-type="float" office:value="2.31590716666667" calcext:value-type="float">
            <text:p>2.31591</text:p>
          </table:table-cell>
          <table:table-cell office:value-type="float" office:value="3.790433" calcext:value-type="float">
            <text:p>3.790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67125" calcext:value-type="float">
            <text:p>2.20267</text:p>
          </table:table-cell>
          <table:table-cell office:value-type="float" office:value="2.213675" calcext:value-type="float">
            <text:p>2.21368</text:p>
          </table:table-cell>
          <table:table-cell office:value-type="float" office:value="3.096693" calcext:value-type="float">
            <text:p>3.096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127555" calcext:value-type="float">
            <text:p>2.21276</text:p>
          </table:table-cell>
          <table:table-cell office:value-type="float" office:value="2.25529508333333" calcext:value-type="float">
            <text:p>2.2553</text:p>
          </table:table-cell>
          <table:table-cell office:value-type="float" office:value="3.43849" calcext:value-type="float">
            <text:p>3.438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241583333333" calcext:value-type="float">
            <text:p>2.21242</text:p>
          </table:table-cell>
          <table:table-cell office:value-type="float" office:value="2.20619416666667" calcext:value-type="float">
            <text:p>2.20619</text:p>
          </table:table-cell>
          <table:table-cell office:value-type="float" office:value="3.195765" calcext:value-type="float">
            <text:p>3.195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902808333333" calcext:value-type="float">
            <text:p>2.20903</text:p>
          </table:table-cell>
          <table:table-cell office:value-type="float" office:value="2.22471058333333" calcext:value-type="float">
            <text:p>2.22471</text:p>
          </table:table-cell>
          <table:table-cell office:value-type="float" office:value="2.944724" calcext:value-type="float">
            <text:p>2.944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50683333333" calcext:value-type="float">
            <text:p>2.20851</text:p>
          </table:table-cell>
          <table:table-cell office:value-type="float" office:value="2.41331433333333" calcext:value-type="float">
            <text:p>2.41331</text:p>
          </table:table-cell>
          <table:table-cell office:value-type="float" office:value="3.674984" calcext:value-type="float">
            <text:p>3.674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64375" calcext:value-type="float">
            <text:p>2.20564</text:p>
          </table:table-cell>
          <table:table-cell office:value-type="float" office:value="2.44295791666667" calcext:value-type="float">
            <text:p>2.44296</text:p>
          </table:table-cell>
          <table:table-cell office:value-type="float" office:value="3.833747" calcext:value-type="float">
            <text:p>3.833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44641666667" calcext:value-type="float">
            <text:p>2.20345</text:p>
          </table:table-cell>
          <table:table-cell office:value-type="float" office:value="2.21146141666667" calcext:value-type="float">
            <text:p>2.21146</text:p>
          </table:table-cell>
          <table:table-cell office:value-type="float" office:value="3.048004" calcext:value-type="float">
            <text:p>3.0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083791666667" calcext:value-type="float">
            <text:p>2.20084</text:p>
          </table:table-cell>
          <table:table-cell office:value-type="float" office:value="2.26216083333333" calcext:value-type="float">
            <text:p>2.26216</text:p>
          </table:table-cell>
          <table:table-cell office:value-type="float" office:value="3.122106" calcext:value-type="float">
            <text:p>3.122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978358333333" calcext:value-type="float">
            <text:p>2.19978</text:p>
          </table:table-cell>
          <table:table-cell office:value-type="float" office:value="2.26084775" calcext:value-type="float">
            <text:p>2.26085</text:p>
          </table:table-cell>
          <table:table-cell office:value-type="float" office:value="3.012331" calcext:value-type="float">
            <text:p>3.012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474075" calcext:value-type="float">
            <text:p>2.17474</text:p>
          </table:table-cell>
          <table:table-cell office:value-type="float" office:value="2.19739825" calcext:value-type="float">
            <text:p>2.1974</text:p>
          </table:table-cell>
          <table:table-cell office:value-type="float" office:value="2.788233" calcext:value-type="float">
            <text:p>2.788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485058333333" calcext:value-type="float">
            <text:p>2.19485</text:p>
          </table:table-cell>
          <table:table-cell office:value-type="float" office:value="2.20042558333333" calcext:value-type="float">
            <text:p>2.20043</text:p>
          </table:table-cell>
          <table:table-cell office:value-type="float" office:value="3.115058" calcext:value-type="float">
            <text:p>3.115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79733333333" calcext:value-type="float">
            <text:p>2.1888</text:p>
          </table:table-cell>
          <table:table-cell office:value-type="float" office:value="2.2068315" calcext:value-type="float">
            <text:p>2.20683</text:p>
          </table:table-cell>
          <table:table-cell office:value-type="float" office:value="3.041359" calcext:value-type="float">
            <text:p>3.041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81705" calcext:value-type="float">
            <text:p>2.18817</text:p>
          </table:table-cell>
          <table:table-cell office:value-type="float" office:value="2.29052716666667" calcext:value-type="float">
            <text:p>2.29053</text:p>
          </table:table-cell>
          <table:table-cell office:value-type="float" office:value="3.283079" calcext:value-type="float">
            <text:p>3.2830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562616666667" calcext:value-type="float">
            <text:p>2.18563</text:p>
          </table:table-cell>
          <table:table-cell office:value-type="float" office:value="2.38095116666667" calcext:value-type="float">
            <text:p>2.38095</text:p>
          </table:table-cell>
          <table:table-cell office:value-type="float" office:value="3.197671" calcext:value-type="float">
            <text:p>3.197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3234" calcext:value-type="float">
            <text:p>2.18323</text:p>
          </table:table-cell>
          <table:table-cell office:value-type="float" office:value="2.32553983333333" calcext:value-type="float">
            <text:p>2.32554</text:p>
          </table:table-cell>
          <table:table-cell office:value-type="float" office:value="3.253819" calcext:value-type="float">
            <text:p>3.253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41275" calcext:value-type="float">
            <text:p>2.18141</text:p>
          </table:table-cell>
          <table:table-cell office:value-type="float" office:value="2.25499525" calcext:value-type="float">
            <text:p>2.255</text:p>
          </table:table-cell>
          <table:table-cell office:value-type="float" office:value="3.480093" calcext:value-type="float">
            <text:p>3.480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508633333333" calcext:value-type="float">
            <text:p>2.17509</text:p>
          </table:table-cell>
          <table:table-cell office:value-type="float" office:value="2.2479555" calcext:value-type="float">
            <text:p>2.24796</text:p>
          </table:table-cell>
          <table:table-cell office:value-type="float" office:value="3.104662" calcext:value-type="float">
            <text:p>3.104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436441666667" calcext:value-type="float">
            <text:p>2.17436</text:p>
          </table:table-cell>
          <table:table-cell office:value-type="float" office:value="2.33583191666667" calcext:value-type="float">
            <text:p>2.33583</text:p>
          </table:table-cell>
          <table:table-cell office:value-type="float" office:value="3.166453" calcext:value-type="float">
            <text:p>3.166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07235" calcext:value-type="float">
            <text:p>2.17072</text:p>
          </table:table-cell>
          <table:table-cell office:value-type="float" office:value="2.30065433333333" calcext:value-type="float">
            <text:p>2.30065</text:p>
          </table:table-cell>
          <table:table-cell office:value-type="float" office:value="3.450088" calcext:value-type="float">
            <text:p>3.450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8872" calcext:value-type="float">
            <text:p>2.15887</text:p>
          </table:table-cell>
          <table:table-cell office:value-type="float" office:value="2.4681045" calcext:value-type="float">
            <text:p>2.4681</text:p>
          </table:table-cell>
          <table:table-cell office:value-type="float" office:value="3.521061" calcext:value-type="float">
            <text:p>3.52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511783333333" calcext:value-type="float">
            <text:p>2.18512</text:p>
          </table:table-cell>
          <table:table-cell office:value-type="float" office:value="2.1572945" calcext:value-type="float">
            <text:p>2.15729</text:p>
          </table:table-cell>
          <table:table-cell office:value-type="float" office:value="3.123532" calcext:value-type="float">
            <text:p>3.123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92425" calcext:value-type="float">
            <text:p>2.15392</text:p>
          </table:table-cell>
          <table:table-cell office:value-type="float" office:value="2.38939425" calcext:value-type="float">
            <text:p>2.38939</text:p>
          </table:table-cell>
          <table:table-cell office:value-type="float" office:value="3.268569" calcext:value-type="float">
            <text:p>3.268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886866666667" calcext:value-type="float">
            <text:p>2.14887</text:p>
          </table:table-cell>
          <table:table-cell office:value-type="float" office:value="2.26900991666667" calcext:value-type="float">
            <text:p>2.26901</text:p>
          </table:table-cell>
          <table:table-cell office:value-type="float" office:value="3.369853" calcext:value-type="float">
            <text:p>3.369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766033333333" calcext:value-type="float">
            <text:p>2.14766</text:p>
          </table:table-cell>
          <table:table-cell office:value-type="float" office:value="2.26466283333333" calcext:value-type="float">
            <text:p>2.26466</text:p>
          </table:table-cell>
          <table:table-cell office:value-type="float" office:value="3.115376" calcext:value-type="float">
            <text:p>3.115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381091666667" calcext:value-type="float">
            <text:p>2.14381</text:p>
          </table:table-cell>
          <table:table-cell office:value-type="float" office:value="2.45037675" calcext:value-type="float">
            <text:p>2.45038</text:p>
          </table:table-cell>
          <table:table-cell office:value-type="float" office:value="3.230618" calcext:value-type="float">
            <text:p>3.230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904241666667" calcext:value-type="float">
            <text:p>2.12904</text:p>
          </table:table-cell>
          <table:table-cell office:value-type="float" office:value="2.19656991666667" calcext:value-type="float">
            <text:p>2.19657</text:p>
          </table:table-cell>
          <table:table-cell office:value-type="float" office:value="2.558656" calcext:value-type="float">
            <text:p>2.558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610241666667" calcext:value-type="float">
            <text:p>2.1261</text:p>
          </table:table-cell>
          <table:table-cell office:value-type="float" office:value="2.06172366666667" calcext:value-type="float">
            <text:p>2.06172</text:p>
          </table:table-cell>
          <table:table-cell office:value-type="float" office:value="2.365282" calcext:value-type="float">
            <text:p>2.365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336466666667" calcext:value-type="float">
            <text:p>2.12336</text:p>
          </table:table-cell>
          <table:table-cell office:value-type="float" office:value="2.23086925" calcext:value-type="float">
            <text:p>2.23087</text:p>
          </table:table-cell>
          <table:table-cell office:value-type="float" office:value="2.91317" calcext:value-type="float">
            <text:p>2.913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5" calcext:value-type="float">
            <text:p>5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0" calcext:value-type="float">
            <text:p>0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5" calcext:value-type="float">
            <text:p>5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0" calcext:value-type="float">
            <text:p>0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7:01.778445376</dc:date>
    <meta:document-statistic meta:table-count="1" meta:cell-count="4638" meta:object-count="0"/>
    <meta:generator>LibreOffice/4.2.8.2$Linux_X86_64 LibreOffice_project/420m0$Build-2</meta:generator>
  </office:meta>
</office:document-meta>
</file>